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2A00000045C847505007A14F02.png" manifest:media-type="image/png"/>
  <manifest:file-entry manifest:full-path="Pictures/100000010000005E0000006118F0B1B9BF4792F4.png" manifest:media-type="image/png"/>
  <manifest:file-entry manifest:full-path="Pictures/10000001000000A80000006198E8A5FD7B9F78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" svg:font-family="" style:font-family-generic="roman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</office:font-face-decls>
  <office:automatic-styles>
    <style:style style:name="P1" style:family="paragraph" style:parent-style-name="Standard">
      <style:text-properties officeooo:rsid="0002ac5d" officeooo:paragraph-rsid="0002ac5d"/>
    </style:style>
    <style:style style:name="P2" style:family="paragraph" style:parent-style-name="Standard">
      <style:text-properties fo:font-size="12pt" officeooo:rsid="0002ac5d" officeooo:paragraph-rsid="0002ac5d" style:font-size-asian="10.5pt" style:font-size-complex="12pt"/>
    </style:style>
    <style:style style:name="P3" style:family="paragraph" style:parent-style-name="Standard">
      <style:text-properties fo:font-size="11pt" officeooo:rsid="0002ac5d" officeooo:paragraph-rsid="0002ac5d" style:font-size-asian="11pt" style:font-size-complex="11pt"/>
    </style:style>
    <style:style style:name="P4" style:family="paragraph" style:parent-style-name="Standard">
      <style:text-properties fo:font-size="20pt" fo:font-weight="bold" officeooo:rsid="0002ac5d" officeooo:paragraph-rsid="0002ac5d" style:font-size-asian="20pt" style:font-weight-asian="bold" style:font-size-complex="20pt" style:font-weight-complex="bold"/>
    </style:style>
    <style:style style:name="P5" style:family="paragraph" style:parent-style-name="Standard" style:list-style-name="L1">
      <style:text-properties officeooo:rsid="0002ac5d" officeooo:paragraph-rsid="0002ac5d"/>
    </style:style>
    <style:style style:name="P6" style:family="paragraph" style:parent-style-name="Standard" style:list-style-name="L2">
      <style:text-properties officeooo:rsid="0002ac5d" officeooo:paragraph-rsid="0002ac5d"/>
    </style:style>
    <style:style style:name="P7" style:family="paragraph" style:parent-style-name="Standard" style:list-style-name="L3">
      <style:text-properties fo:font-size="12pt" officeooo:rsid="0002ac5d" officeooo:paragraph-rsid="0002ac5d" style:font-size-asian="10.5pt" style:font-size-complex="12pt"/>
    </style:style>
    <style:style style:name="P8" style:family="paragraph" style:parent-style-name="Standard">
      <style:text-properties fo:font-size="12pt" officeooo:rsid="0002ac5d" officeooo:paragraph-rsid="0002ac5d" style:font-size-asian="10.5pt" style:font-size-complex="12pt"/>
    </style:style>
    <style:style style:name="P9" style:family="paragraph" style:parent-style-name="Standard">
      <style:text-properties fo:font-size="16pt"/>
    </style:style>
    <style:style style:name="P10" style:family="paragraph" style:parent-style-name="Text_20_body" style:list-style-name="L4">
      <style:paragraph-properties fo:margin-top="0in" fo:margin-bottom="0in" style:contextual-spacing="false" fo:text-align="start" style:justify-single-word="false"/>
      <style:text-properties fo:font-size="16pt" officeooo:rsid="00051c3b" officeooo:paragraph-rsid="00051c3b"/>
    </style:style>
    <style:style style:name="P11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officeooo:rsid="00051c3b" officeooo:paragraph-rsid="00051c3b"/>
    </style:style>
    <style:style style:name="P12" style:family="paragraph" style:parent-style-name="Title">
      <style:paragraph-properties fo:text-align="start" style:justify-single-word="false" fo:break-before="page"/>
      <style:text-properties officeooo:rsid="00051c3b" officeooo:paragraph-rsid="00051c3b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bitmap" draw:fill-color="#ffffff" draw:fill-image-name="Bitmap_20_4"/>
    </style:style>
    <style:style style:name="P16" style:family="paragraph">
      <loext:graphic-properties draw:fill-color="#ffffff"/>
    </style:style>
    <style:style style:name="P17" style:family="paragraph">
      <style:paragraph-properties fo:margin-left="0in" fo:margin-right="0in" fo:margin-top="0in" fo:margin-bottom="0in" fo:line-height="100%" fo:text-align="center" fo:text-indent="0in" style:writing-mode="lr-tb"/>
    </style:style>
    <style:style style:name="P18" style:family="paragraph">
      <loext:graphic-properties draw:fill-color="#ffffff"/>
      <style:paragraph-properties fo:margin-left="0in" fo:margin-right="0in" fo:margin-top="0in" fo:margin-bottom="0in" fo:line-height="100%" fo:text-align="center" fo:text-indent="0in"/>
    </style:style>
    <style:style style:name="P19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8pt" style:font-size-complex="18pt"/>
    </style:style>
    <style:style style:name="T6" style:family="text">
      <style:text-properties fo:font-size="14pt" officeooo:rsid="00051c3b" style:font-size-asian="18pt" style:font-size-complex="18pt"/>
    </style:style>
    <style:style style:name="T7" style:family="text">
      <style:text-properties fo:font-size="16pt"/>
    </style:style>
    <style:style style:name="T8" style:family="text">
      <style:text-properties fo:font-size="16pt" style:font-size-asian="18pt" style:font-size-complex="18pt"/>
    </style:style>
    <style:style style:name="T9" style:family="text">
      <style:text-properties fo:font-size="12pt" style:font-size-asian="18pt" style:font-size-complex="18pt"/>
    </style:style>
    <style:style style:name="T10" style:family="text">
      <style:text-properties fo:font-size="20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F" fo:font-size="10pt" style:font-size-asian="6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dash" draw:stroke-dash="Double_20_Dash_20__28_Rounded_29_" svg:stroke-linecap="roun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2.434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fill="bitmap" draw:fill-color="#ffffff" draw:fill-image-name="Bitmap_20_4" draw:textarea-horizontal-align="justify" draw:textarea-vertical-align="middle" draw:auto-grow-height="false" fo:min-height="0.8035in" fo:min-width="0.781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fill-color="#ffffff" draw:textarea-horizontal-align="justify" draw:textarea-vertical-align="middle" draw:auto-grow-height="false" fo:min-height="0.8035in" fo:min-width="1.398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fill-color="#ffffff" draw:textarea-horizontal-align="justify" draw:textarea-vertical-align="middle" draw:auto-grow-height="false" fo:min-height="0.461in" fo:min-width="0.818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2.101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.869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style:writing-mode="lr-tb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tyle:run-through="foreground"/>
    </style:style>
    <style:style style:name="gr11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12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13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14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  <style:paragraph-properties style:writing-mode="lr-tb"/>
    </style:style>
    <style:style style:name="gr15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16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17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18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  <style:paragraph-properties style:writing-mode="lr-tb"/>
    </style:style>
    <style:style style:name="gr19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20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21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22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  <style:paragraph-properties style:writing-mode="lr-tb"/>
    </style:style>
    <style:style style:name="gr23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24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25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26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  <style:paragraph-properties style:writing-mode="lr-tb"/>
    </style:style>
    <style:style style:name="gr27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28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29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30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  <style:paragraph-properties style:writing-mode="lr-tb"/>
    </style:style>
    <style:style style:name="gr31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32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33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34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  <style:paragraph-properties style:writing-mode="lr-tb"/>
    </style:style>
    <style:style style:name="gr35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36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37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38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  <style:paragraph-properties style:writing-mode="lr-tb"/>
    </style:style>
    <style:style style:name="gr39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40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41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42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  <style:paragraph-properties style:writing-mode="lr-tb"/>
    </style:style>
    <style:style style:name="gr43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44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45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46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  <style:paragraph-properties style:writing-mode="lr-tb"/>
    </style:style>
    <style:style style:name="gr47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48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49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50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  <style:paragraph-properties style:writing-mode="lr-tb"/>
    </style:style>
    <style:style style:name="gr51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52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53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54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  <style:paragraph-properties style:writing-mode="lr-tb"/>
    </style:style>
    <style:style style:name="gr55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56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57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58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  <style:paragraph-properties style:writing-mode="lr-tb"/>
    </style:style>
    <style:style style:name="gr59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60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61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62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  <style:paragraph-properties style:writing-mode="lr-tb"/>
    </style:style>
    <style:style style:name="gr63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64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65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66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  <style:paragraph-properties style:writing-mode="lr-tb"/>
    </style:style>
    <style:style style:name="gr67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68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69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70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  <style:paragraph-properties style:writing-mode="lr-tb"/>
    </style:style>
    <style:style style:name="gr71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72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73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74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  <style:paragraph-properties style:writing-mode="lr-tb"/>
    </style:style>
    <style:style style:name="gr75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76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77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78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  <style:paragraph-properties style:writing-mode="lr-tb"/>
    </style:style>
    <style:style style:name="gr79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80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81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82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  <style:paragraph-properties style:writing-mode="lr-tb"/>
    </style:style>
    <style:style style:name="gr83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84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85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86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  <style:paragraph-properties style:writing-mode="lr-tb"/>
    </style:style>
    <style:style style:name="gr87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88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89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90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  <style:paragraph-properties style:writing-mode="lr-tb"/>
    </style:style>
    <style:style style:name="gr91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92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93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94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  <style:paragraph-properties style:writing-mode="lr-tb"/>
    </style:style>
    <style:style style:name="gr95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96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97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98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  <style:paragraph-properties style:writing-mode="lr-tb"/>
    </style:style>
    <style:style style:name="gr99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100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101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102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  <style:paragraph-properties style:writing-mode="lr-tb"/>
    </style:style>
    <style:style style:name="gr103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104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105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106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  <style:paragraph-properties style:writing-mode="lr-tb"/>
    </style:style>
    <style:style style:name="gr107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108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109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110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  <style:paragraph-properties style:writing-mode="lr-tb"/>
    </style:style>
    <style:style style:name="gr111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112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113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114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  <style:paragraph-properties style:writing-mode="lr-tb"/>
    </style:style>
    <style:style style:name="gr115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116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117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118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  <style:paragraph-properties style:writing-mode="lr-tb"/>
    </style:style>
    <style:style style:name="gr119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120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121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122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  <style:paragraph-properties style:writing-mode="lr-tb"/>
    </style:style>
    <style:style style:name="gr123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124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125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126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  <style:paragraph-properties style:writing-mode="lr-tb"/>
    </style:style>
    <style:style style:name="gr127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128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129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130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  <style:paragraph-properties style:writing-mode="lr-tb"/>
    </style:style>
    <style:style style:name="gr131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132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133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134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  <style:paragraph-properties style:writing-mode="lr-tb"/>
    </style:style>
    <style:style style:name="gr135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136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137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138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  <style:paragraph-properties style:writing-mode="lr-tb"/>
    </style:style>
    <style:style style:name="gr139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140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141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142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Zarządzanie Projektem</text:p>
      <text:p text:style-name="P4"/>
      <text:p text:style-name="P1">Project – stanowi grupę powiązanych czynnkości o określonym czasie rozpoczęcia i zakonczenia, określonycm rezultacie, jakim jest zmiana stanu projetku</text:p>
      <text:p text:style-name="P1"/>
      <text:p text:style-name="P1">Program – grupa powiązanych projectów, zarządzanych w skoordynowany sposób</text:p>
      <text:p text:style-name="P1"/>
      <text:p text:style-name="P1">Portfel projectowy – zbior projektów i/lub programów oraz innych prac, które zgrupowano razem, by umożliwić efektywne nimi zarządzanie. Projekty są kwantyfikowalne.</text:p>
      <text:p text:style-name="P1"/>
      <text:p text:style-name="P1"><text:span text:style-name="T2">(Portfel projectowy</text:span><text:span text:style-name="T4">(Program</text:span>(project)<text:span text:style-name="T4">)</text:span><text:span text:style-name="T2">)</text:span></text:p>
      <text:p text:style-name="P1"/>
      <text:p text:style-name="P1">Wspólne cechy projektów:</text:p>
      <text:list text:style-name="L1">
        <text:list-item>
          <text:p text:style-name="P5">są to za każdym razem nowe próby realizacji pomysłów I działań</text:p>
        </text:list-item>
        <text:list-item>
          <text:p text:style-name="P5">obciążenie ryzykiem od poczatku do końca</text:p>
        </text:list-item>
        <text:list-item>
          <text:p text:style-name="P5">ograniczenie czasu, kosztów, jakości</text:p>
        </text:list-item>
        <text:list-item>
          <text:p text:style-name="P5">kompleksowość</text:p>
        </text:list-item>
      </text:list>
      <text:p text:style-name="P1"/>
      <text:p text:style-name="P1">Miara sukcesu projekru:</text:p>
      <text:p text:style-name="P1">Miary podstawowe:</text:p>
      <text:list text:style-name="L2">
        <text:list-item>
          <text:p text:style-name="P6">Określony termin I budżet.</text:p>
          <text:list>
            <text:list-item>
              <text:p text:style-name="P6">Weryfikacja zakresu projektu, sprawdzenie cełów</text:p>
            </text:list-item>
            <text:list-item>
              <text:p text:style-name="P6">Weryfikacja poziomu satysfakci odbiorcy projektu, jakość projektu</text:p>
            </text:list-item>
            <text:list-item>
              <text:p text:style-name="P6">Określenie poziomu strat w projekcie</text:p>
            </text:list-item>
          </text:list>
        </text:list-item>
      </text:list>
      <text:p text:style-name="P1"/>
      <text:p text:style-name="P1">Trójkąt zarządzania projektami:</text:p>
      <text:p text:style-name="P1"/>
      <text:p text:style-name="P1"><text:tab/><text:tab/>J</text:p>
      <text:p text:style-name="P1"><text:tab/></text:p>
      <text:p text:style-name="P1"><text:tab/> <text:s text:c="7"/>Zakres</text:p>
      <text:p text:style-name="P1"><text:tab/> <text:s text:c="5"/>Projektu</text:p>
      <text:p text:style-name="P1"/>
      <text:p text:style-name="P1">K <text:s/><text:tab/><text:tab/><text:tab/><text:tab/> <text:s text:c="7"/>T</text:p>
      <text:p text:style-name="P1"/>
      <text:p text:style-name="P1"/>
      <text:p text:style-name="P1">Trójkąt określa istnienie zależności pomiędzy głownymi elementami kreującymi zakres projektu.</text:p>
      <text:p text:style-name="P1">Przesunęcie jednego elementu powoduje pozostałych czynników. Stanowi rezultat koncowy, który odpowiada założenią I określonej specyfikacji. Koszt oznacza że project musi być zrealizowany bez przekroczenia zatwierdzonego budżetu. Czas musi być ukonczony w oznaczonym terminie.</text:p>
      <text:p text:style-name="P1"/>
      <text:p text:style-name="P1">Zarządzanie projektami – poszukiewanie równowagi pomiędzy:</text:p>
      <text:p text:style-name="P1">Zakresem – Kośtem – Czasem – Jakością</text:p>
      <text:p text:style-name="P1">Rozbieżnenymi oczekiwaniami oczekiwanych stron.</text:p>
      <text:p text:style-name="P1"/>
      <text:p text:style-name="P1">Klasyfikacja według cech projektu:</text:p>
      <text:p text:style-name="P1"/>
      <text:p text:style-name="P3">Ryzyko → Wartość ekonomiczna → Czas realizacji → Złożoność → Technologia → Uczesnicy → Koszty</text:p>
      <text:p text:style-name="P2"><text:soft-page-break/></text:p>
      <text:p text:style-name="P2">Typy projectów:</text:p>
      <text:list text:style-name="L3">
        <text:list-item>
          <text:p text:style-name="P7">Typu A (Dużej wartości ekonomicznej I wartości; najtrudnejsze projekty do realizacji)</text:p>
        </text:list-item>
        <text:list-item>
          <text:p text:style-name="P7">Typu B (Mały czas realizacji; kluczowe dla organizacji; wysoka wartość ekonomiczna)</text:p>
        </text:list-item>
        <text:list-item>
          <text:p text:style-name="P7">Typu C (Projekty realizowane najczęściej w organizacji; najkrótszy czas realizacji)</text:p>
        </text:list-item>
        <text:list-item>
          <text:p text:style-name="P7">Typu D (Nie wymaga wprowadzenia istotnych zmian)</text:p>
        </text:list-item>
      </text:list>
      <text:p text:style-name="P2"/>
      <text:p text:style-name="P12">Struktura organizacyjne zarządzania projektu (23/10/23)</text:p>
      <text:p text:style-name="Standard"><text:span text:style-name="T1">Struktura – </text:span><text:span text:style-name="T6">kształt relacji między jednostkami w projekcie. </text:span></text:p>
      <text:p text:style-name="Standard"><text:span text:style-name="T1">Struktura organizacyjna</text:span><text:span text:style-name="T10"> </text:span><text:span text:style-name="T5">uwzgłędnia wewnętrzną budowe, rozmieszczenie elementów składowych oraz ogół relacji w nawiasie więzi zachodzący miedzy nimi. </text:span></text:p>
      <text:p text:style-name="Standard"><text:span text:style-name="T8">Typy więzi </text:span><text:span text:style-name="T9">miedzy jednostkami organizacyjnymi </text:span><text:span text:style-name="T7">są hierarchiczne (służbowe) </text:span>lub <text:span text:style-name="T7">niehierarchiczne (funkcjonalne), techniczne i informacyjne (komunikacyjne).</text:span></text:p>
      <text:p text:style-name="P9"/>
      <text:p text:style-name="P9">Typy struktur (typologia)</text:p>
      <text:list text:style-name="L4">
        <text:list-item>
          <text:p text:style-name="P10">Struktury nieformalne – <text:span text:style-name="T3">są stosowane na etapie inicjacji projektu, nie wymagają podziału kompetencji, nie generują dużych kosztów.</text:span></text:p>
        </text:list-item>
        <text:list-item>
          <text:p text:style-name="P10">Struktura funkcyjna </text:p>
        </text:list-item>
        <text:list-item>
          <text:p text:style-name="P10">Struktura wydziałowa – <text:span text:style-name="T3">budowana jest gdy obszar prac projektowych pozwala na podzial według kluczowych segmentów (produkt/rynek) działania.</text:span></text:p>
        </text:list-item>
        <text:list-item>
          <text:p text:style-name="P10">Struktura wpływowa – <text:span text:style-name="T3">jest oparta na powołaniu stanowiska koordynatora projektu, który nadzoruje pracę członków zespołu projektu bez koneczności przemieszczeń pracowników w stukturze w związku z realizacją projektu.</text:span></text:p>
        </text:list-item>
        <text:list-item>
          <text:p text:style-name="P10">Struktura macierzowa</text:p>
        </text:list-item>
        <text:list-item>
          <text:p text:style-name="P10">Struktura hybrydowa</text:p>
        </text:list-item>
        <text:list-item>
          <text:p text:style-name="P10">Struktura sieciowa – <text:span text:style-name="T3">pozbawiona jest zależności hiearchicznych I działań kontrolnych, oparta jest na współdziałanie członków zespołu projektu.</text:span></text:p>
        </text:list-item>
        <text:list-item>
          <text:p text:style-name="P10">Struktura projektowa</text:p>
        </text:list-item>
      </text:list>
      <text:p text:style-name="P11"/>
      <text:p text:style-name="P11"><draw:g text:anchor-type="paragraph" draw:z-index="0" draw:name="task-none 1" draw:style-name="gr9"><draw:g draw:style-name="gr10"><draw:polygon draw:style-name="gr139" draw:text-style-name="P19" svg:width="0.1772in" svg:height="0.1232in" svg:x="4.6122in" svg:y="0.3362in" svg:viewBox="0 0 451 314" draw:points="0,314 451,314 451,0 0,0"><text:p/></draw:polygon><draw:line draw:style-name="gr140" draw:text-style-name="P19" svg:x1="4.7in" svg:y1="0.3665in" svg:x2="4.7in" svg:y2="0.4283in"><text:p/></draw:line><draw:line draw:style-name="gr141" draw:text-style-name="P19" svg:x1="4.6563in" svg:y1="0.3976in" svg:x2="4.7449in" svg:y2="0.3976in"><text:p/></draw:line></draw:g><draw:path draw:style-name="gr142" draw:text-style-name="P21" svg:width="1.0614in" svg:height="0.5654in" svg:x="4.1701in" svg:y="-0.1063in" svg:viewBox="0 0 2697 1437" svg:d="M196 1437h2304c109 0 197-70 197-156v-1124c0-87-88-157-197-157h-2304c-109 0-196 70-196 157v1124c0 86 87 156 196 156z"><text:p text:style-name="P17"><text:span text:style-name="T11">Naczelne </text:span></text:p><text:p text:style-name="P17"><text:span text:style-name="T11">Kierownictwo</text:span></text:p><text:p text:style-name="P17"><text:span text:style-name="T11">Projektu</text:span></text:p></draw:path></draw:g>Struktura funkcyjna:</text:p>
      <text:p text:style-name="P11"><draw:g text:anchor-type="paragraph" draw:z-index="1" draw:name="task-none 2" draw:style-name="gr9"><draw:g draw:style-name="gr10"><draw:polygon draw:style-name="gr135" draw:text-style-name="P19" svg:width="0.1772in" svg:height="0.1232in" svg:x="2.9732in" svg:y="0.7469in" svg:viewBox="0 0 451 314" draw:points="0,314 451,314 451,0 0,0"><text:p/></draw:polygon><draw:line draw:style-name="gr136" draw:text-style-name="P19" svg:x1="3.0614in" svg:y1="0.7772in" svg:x2="3.0614in" svg:y2="0.839in"><text:p/></draw:line><draw:line draw:style-name="gr137" draw:text-style-name="P19" svg:x1="3.0173in" svg:y1="0.8087in" svg:x2="3.1059in" svg:y2="0.8087in"><text:p/></draw:line></draw:g><draw:path draw:style-name="gr138" draw:text-style-name="P21" svg:width="1.0614in" svg:height="0.5654in" svg:x="2.5311in" svg:y="0.3043in" svg:viewBox="0 0 2697 1437" svg:d="M196 1437h2304c109 0 197-70 197-156v-1124c0-87-88-157-197-157h-2304c-109 0-196 70-196 157v1124c0 86 87 156 196 156z"><text:p text:style-name="P17"><text:span text:style-name="T11">Badanie I </text:span></text:p><text:p text:style-name="P17"><text:span text:style-name="T11">rozwój</text:span></text:p></draw:path></draw:g><draw:g text:anchor-type="paragraph" draw:z-index="2" draw:name="task-none 3" draw:style-name="gr9"><draw:g draw:style-name="gr10"><draw:polygon draw:style-name="gr131" draw:text-style-name="P19" svg:width="0.1772in" svg:height="0.1232in" svg:x="4.1543in" svg:y="0.7469in" svg:viewBox="0 0 451 314" draw:points="0,314 451,314 451,0 0,0"><text:p/></draw:polygon><draw:line draw:style-name="gr132" draw:text-style-name="P19" svg:x1="4.2425in" svg:y1="0.7772in" svg:x2="4.2425in" svg:y2="0.839in"><text:p/></draw:line><draw:line draw:style-name="gr133" draw:text-style-name="P19" svg:x1="4.1992in" svg:y1="0.8087in" svg:x2="4.2878in" svg:y2="0.8087in"><text:p/></draw:line></draw:g><draw:path draw:style-name="gr134" draw:text-style-name="P21" svg:width="1.0614in" svg:height="0.5654in" svg:x="3.7126in" svg:y="0.3043in" svg:viewBox="0 0 2697 1437" svg:d="M196 1437h2304c109 0 197-70 197-156v-1124c0-87-88-157-197-157h-2304c-109 0-196 70-196 157v1124c0 86 87 156 196 156z"><text:p text:style-name="P17"><text:span text:style-name="T11">Zaopatzenie</text:span></text:p></draw:path></draw:g><draw:g text:anchor-type="paragraph" draw:z-index="3" draw:name="task-none 4" draw:style-name="gr9"><draw:g draw:style-name="gr10"><draw:polygon draw:style-name="gr127" draw:text-style-name="P19" svg:width="0.1772in" svg:height="0.1232in" svg:x="5.3358in" svg:y="0.7469in" svg:viewBox="0 0 451 314" draw:points="0,314 451,314 451,0 0,0"><text:p/></draw:polygon><draw:line draw:style-name="gr128" draw:text-style-name="P19" svg:x1="5.4236in" svg:y1="0.7772in" svg:x2="5.4236in" svg:y2="0.839in"><text:p/></draw:line><draw:line draw:style-name="gr129" draw:text-style-name="P19" svg:x1="5.3799in" svg:y1="0.8087in" svg:x2="5.4685in" svg:y2="0.8087in"><text:p/></draw:line></draw:g><draw:path draw:style-name="gr130" draw:text-style-name="P21" svg:width="1.0614in" svg:height="0.5654in" svg:x="4.8937in" svg:y="0.3043in" svg:viewBox="0 0 2697 1437" svg:d="M196 1437h2304c109 0 197-70 197-156v-1124c0-87-88-157-197-157h-2304c-109 0-196 70-196 157v1124c0 86 87 156 196 156z"><text:p text:style-name="P17"><text:span text:style-name="T11">Produkcja</text:span></text:p></draw:path></draw:g><draw:g text:anchor-type="paragraph" draw:z-index="4" draw:name="task-none 5" draw:style-name="gr9"><draw:g draw:style-name="gr10"><draw:polygon draw:style-name="gr123" draw:text-style-name="P19" svg:width="0.1772in" svg:height="0.1232in" svg:x="6.5173in" svg:y="0.7469in" svg:viewBox="0 0 451 314" draw:points="0,314 451,314 451,0 0,0"><text:p/></draw:polygon><draw:line draw:style-name="gr124" draw:text-style-name="P19" svg:x1="6.6055in" svg:y1="0.7772in" svg:x2="6.6055in" svg:y2="0.839in"><text:p/></draw:line><draw:line draw:style-name="gr125" draw:text-style-name="P19" svg:x1="6.5614in" svg:y1="0.8087in" svg:x2="6.65in" svg:y2="0.8087in"><text:p/></draw:line></draw:g><draw:path draw:style-name="gr126" draw:text-style-name="P21" svg:width="1.0614in" svg:height="0.5654in" svg:x="6.0748in" svg:y="0.3043in" svg:viewBox="0 0 2697 1437" svg:d="M196 1437h2304c109 0 197-70 197-156v-1124c0-87-88-157-197-157h-2304c-109 0-196 70-196 157v1124c0 86 87 156 196 156z"><text:p text:style-name="P17"><text:span text:style-name="T11">Zbyt</text:span></text:p></draw:path></draw:g><draw:g text:anchor-type="paragraph" draw:z-index="5" draw:name="task-none 6" draw:style-name="gr9"><draw:g draw:style-name="gr10"><draw:polygon draw:style-name="gr119" draw:text-style-name="P19" svg:width="0.1772in" svg:height="0.0724in" svg:x="6.648in" svg:y="1.2213in" svg:viewBox="0 0 451 185" draw:points="0,185 451,185 451,0 0,0"><text:p/></draw:polygon><draw:line draw:style-name="gr120" draw:text-style-name="P19" svg:x1="6.7362in" svg:y1="1.239in" svg:x2="6.7362in" svg:y2="1.2752in"><text:p/></draw:line><draw:line draw:style-name="gr121" draw:text-style-name="P19" svg:x1="6.6925in" svg:y1="1.2579in" svg:x2="6.7811in" svg:y2="1.2579in"><text:p/></draw:line></draw:g><draw:path draw:style-name="gr122" draw:text-style-name="P21" svg:width="1.0614in" svg:height="0.3335in" svg:x="6.2063in" svg:y="0.9606in" svg:viewBox="0 0 2697 848" svg:d="M196 848h2304c109 0 197-41 197-92v-664c0-50-88-92-197-92h-2304c-109 0-196 42-196 92v664c0 51 87 92 196 92z"><text:p text:style-name="P17"><text:span text:style-name="T11"/></text:p></draw:path></draw:g><draw:g text:anchor-type="paragraph" draw:z-index="6" draw:name="task-none 7" draw:style-name="gr9"><draw:g draw:style-name="gr10"><draw:polygon draw:style-name="gr115" draw:text-style-name="P19" svg:width="0.1772in" svg:height="0.0724in" svg:x="6.648in" svg:y="1.6154in" svg:viewBox="0 0 451 185" draw:points="0,185 451,185 451,0 0,0"><text:p/></draw:polygon><draw:line draw:style-name="gr116" draw:text-style-name="P19" svg:x1="6.7362in" svg:y1="1.6331in" svg:x2="6.7362in" svg:y2="1.6693in"><text:p/></draw:line><draw:line draw:style-name="gr117" draw:text-style-name="P19" svg:x1="6.6925in" svg:y1="1.6516in" svg:x2="6.7811in" svg:y2="1.6516in"><text:p/></draw:line></draw:g><draw:path draw:style-name="gr118" draw:text-style-name="P21" svg:width="1.0614in" svg:height="0.3335in" svg:x="6.2063in" svg:y="1.3543in" svg:viewBox="0 0 2697 848" svg:d="M196 848h2304c109 0 197-41 197-92v-664c0-50-88-92-197-92h-2304c-109 0-196 42-196 92v664c0 51 87 92 196 92z"><text:p/></draw:path></draw:g><draw:g text:anchor-type="paragraph" draw:z-index="7" draw:name="task-none 8" draw:style-name="gr9"><draw:g draw:style-name="gr10"><draw:polygon draw:style-name="gr111" draw:text-style-name="P19" svg:width="0.1772in" svg:height="0.0724in" svg:x="6.648in" svg:y="2.0091in" svg:viewBox="0 0 451 185" draw:points="0,185 451,185 451,0 0,0"><text:p/></draw:polygon><draw:line draw:style-name="gr112" draw:text-style-name="P19" svg:x1="6.7362in" svg:y1="2.0272in" svg:x2="6.7362in" svg:y2="2.0634in"><text:p/></draw:line><draw:line draw:style-name="gr113" draw:text-style-name="P19" svg:x1="6.6925in" svg:y1="2.0453in" svg:x2="6.7811in" svg:y2="2.0453in"><text:p/></draw:line></draw:g><draw:path draw:style-name="gr114" draw:text-style-name="P21" svg:width="1.0614in" svg:height="0.3335in" svg:x="6.2063in" svg:y="1.748in" svg:viewBox="0 0 2697 848" svg:d="M196 848h2304c109 0 197-41 197-92v-664c0-50-88-92-197-92h-2304c-109 0-196 42-196 92v664c0 51 87 92 196 92z"><text:p/></draw:path></draw:g><draw:g text:anchor-type="paragraph" draw:z-index="8" draw:name="task-none 9" draw:style-name="gr9"><draw:g draw:style-name="gr10"><draw:polygon draw:style-name="gr107" draw:text-style-name="P19" svg:width="0.1772in" svg:height="0.0724in" svg:x="6.648in" svg:y="2.4028in" svg:viewBox="0 0 451 185" draw:points="0,185 451,185 451,0 0,0"><text:p/></draw:polygon><draw:line draw:style-name="gr108" draw:text-style-name="P19" svg:x1="6.7362in" svg:y1="2.4209in" svg:x2="6.7362in" svg:y2="2.4571in"><text:p/></draw:line><draw:line draw:style-name="gr109" draw:text-style-name="P19" svg:x1="6.6925in" svg:y1="2.439in" svg:x2="6.7811in" svg:y2="2.439in"><text:p/></draw:line></draw:g><draw:path draw:style-name="gr110" draw:text-style-name="P21" svg:width="1.0614in" svg:height="0.3335in" svg:x="6.2063in" svg:y="2.1417in" svg:viewBox="0 0 2697 848" svg:d="M196 848h2304c109 0 197-41 197-92v-664c0-50-88-92-197-92h-2304c-109 0-196 42-196 92v664c0 51 87 92 196 92z"><text:p text:style-name="P20"><text:span text:style-name="T11">Projekt B</text:span></text:p></draw:path></draw:g><draw:g text:anchor-type="paragraph" draw:z-index="9" draw:name="task-none 10" draw:style-name="gr9"><draw:g draw:style-name="gr10"><draw:polygon draw:style-name="gr103" draw:text-style-name="P19" svg:width="0.1772in" svg:height="0.0724in" svg:x="5.3358in" svg:y="1.2213in" svg:viewBox="0 0 451 185" draw:points="0,185 451,185 451,0 0,0"><text:p/></draw:polygon><draw:line draw:style-name="gr104" draw:text-style-name="P19" svg:x1="5.4236in" svg:y1="1.239in" svg:x2="5.4236in" svg:y2="1.2752in"><text:p/></draw:line><draw:line draw:style-name="gr105" draw:text-style-name="P19" svg:x1="5.3799in" svg:y1="1.2579in" svg:x2="5.4685in" svg:y2="1.2579in"><text:p/></draw:line></draw:g><draw:path draw:style-name="gr106" draw:text-style-name="P21" svg:width="1.0614in" svg:height="0.3335in" svg:x="4.8937in" svg:y="0.9606in" svg:viewBox="0 0 2697 848" svg:d="M196 848h2304c109 0 197-41 197-92v-664c0-50-88-92-197-92h-2304c-109 0-196 42-196 92v664c0 51 87 92 196 92z"><text:p/></draw:path></draw:g><draw:g text:anchor-type="paragraph" draw:z-index="10" draw:name="task-none 11" draw:style-name="gr9"><draw:g draw:style-name="gr10"><draw:polygon draw:style-name="gr99" draw:text-style-name="P19" svg:width="0.1772in" svg:height="0.0724in" svg:x="5.3358in" svg:y="1.6154in" svg:viewBox="0 0 451 185" draw:points="0,185 451,185 451,0 0,0"><text:p/></draw:polygon><draw:line draw:style-name="gr100" draw:text-style-name="P19" svg:x1="5.4236in" svg:y1="1.6331in" svg:x2="5.4236in" svg:y2="1.6693in"><text:p/></draw:line><draw:line draw:style-name="gr101" draw:text-style-name="P19" svg:x1="5.3799in" svg:y1="1.6516in" svg:x2="5.4685in" svg:y2="1.6516in"><text:p/></draw:line></draw:g><draw:path draw:style-name="gr102" draw:text-style-name="P21" svg:width="1.0614in" svg:height="0.3335in" svg:x="4.8937in" svg:y="1.3543in" svg:viewBox="0 0 2697 848" svg:d="M196 848h2304c109 0 197-41 197-92v-664c0-50-88-92-197-92h-2304c-109 0-196 42-196 92v664c0 51 87 92 196 92z"><text:p/></draw:path></draw:g><draw:g text:anchor-type="paragraph" draw:z-index="11" draw:name="task-none 12" draw:style-name="gr9"><draw:g draw:style-name="gr10"><draw:polygon draw:style-name="gr95" draw:text-style-name="P19" svg:width="0.1772in" svg:height="0.0724in" svg:x="5.3358in" svg:y="2.0091in" svg:viewBox="0 0 451 185" draw:points="0,185 451,185 451,0 0,0"><text:p/></draw:polygon><draw:line draw:style-name="gr96" draw:text-style-name="P19" svg:x1="5.4236in" svg:y1="2.0272in" svg:x2="5.4236in" svg:y2="2.0634in"><text:p/></draw:line><draw:line draw:style-name="gr97" draw:text-style-name="P19" svg:x1="5.3799in" svg:y1="2.0453in" svg:x2="5.4685in" svg:y2="2.0453in"><text:p/></draw:line></draw:g><draw:path draw:style-name="gr98" draw:text-style-name="P21" svg:width="1.0614in" svg:height="0.3335in" svg:x="4.8937in" svg:y="1.748in" svg:viewBox="0 0 2697 848" svg:d="M196 848h2304c109 0 197-41 197-92v-664c0-50-88-92-197-92h-2304c-109 0-196 42-196 92v664c0 51 87 92 196 92z"><text:p/></draw:path></draw:g><draw:g text:anchor-type="paragraph" draw:z-index="12" draw:name="task-none 13" draw:style-name="gr9"><draw:g draw:style-name="gr10"><draw:polygon draw:style-name="gr91" draw:text-style-name="P19" svg:width="0.1772in" svg:height="0.0724in" svg:x="5.3358in" svg:y="2.4028in" svg:viewBox="0 0 451 185" draw:points="0,185 451,185 451,0 0,0"><text:p/></draw:polygon><draw:line draw:style-name="gr92" draw:text-style-name="P19" svg:x1="5.4236in" svg:y1="2.4209in" svg:x2="5.4236in" svg:y2="2.4571in"><text:p/></draw:line><draw:line draw:style-name="gr93" draw:text-style-name="P19" svg:x1="5.3799in" svg:y1="2.439in" svg:x2="5.4685in" svg:y2="2.439in"><text:p/></draw:line></draw:g><draw:path draw:style-name="gr94" draw:text-style-name="P21" svg:width="1.0614in" svg:height="0.3335in" svg:x="4.8937in" svg:y="2.1417in" svg:viewBox="0 0 2697 848" svg:d="M196 848h2304c109 0 197-41 197-92v-664c0-50-88-92-197-92h-2304c-109 0-196 42-196 92v664c0 51 87 92 196 92z"><text:p/></draw:path></draw:g><draw:g text:anchor-type="paragraph" draw:z-index="13" draw:name="task-none 14" draw:style-name="gr9"><draw:g draw:style-name="gr10"><draw:polygon draw:style-name="gr87" draw:text-style-name="P19" svg:width="0.1772in" svg:height="0.0724in" svg:x="5.3358in" svg:y="1.2213in" svg:viewBox="0 0 451 185" draw:points="0,185 451,185 451,0 0,0"><text:p/></draw:polygon><draw:line draw:style-name="gr88" draw:text-style-name="P19" svg:x1="5.4236in" svg:y1="1.239in" svg:x2="5.4236in" svg:y2="1.2752in"><text:p/></draw:line><draw:line draw:style-name="gr89" draw:text-style-name="P19" svg:x1="5.3799in" svg:y1="1.2579in" svg:x2="5.4685in" svg:y2="1.2579in"><text:p/></draw:line></draw:g><draw:path draw:style-name="gr90" draw:text-style-name="P21" svg:width="1.0614in" svg:height="0.3335in" svg:x="4.8937in" svg:y="0.9606in" svg:viewBox="0 0 2697 848" svg:d="M196 848h2304c109 0 197-41 197-92v-664c0-50-88-92-197-92h-2304c-109 0-196 42-196 92v664c0 51 87 92 196 92z"><text:p/></draw:path></draw:g><draw:g text:anchor-type="paragraph" draw:z-index="14" draw:name="task-none 15" draw:style-name="gr9"><draw:g draw:style-name="gr10"><draw:polygon draw:style-name="gr83" draw:text-style-name="P19" svg:width="0.1772in" svg:height="0.0724in" svg:x="5.3358in" svg:y="1.6154in" svg:viewBox="0 0 451 185" draw:points="0,185 451,185 451,0 0,0"><text:p/></draw:polygon><draw:line draw:style-name="gr84" draw:text-style-name="P19" svg:x1="5.4236in" svg:y1="1.6331in" svg:x2="5.4236in" svg:y2="1.6693in"><text:p/></draw:line><draw:line draw:style-name="gr85" draw:text-style-name="P19" svg:x1="5.3799in" svg:y1="1.6516in" svg:x2="5.4685in" svg:y2="1.6516in"><text:p/></draw:line></draw:g><draw:path draw:style-name="gr86" draw:text-style-name="P21" svg:width="1.0614in" svg:height="0.3335in" svg:x="4.8937in" svg:y="1.3543in" svg:viewBox="0 0 2697 848" svg:d="M196 848h2304c109 0 197-41 197-92v-664c0-50-88-92-197-92h-2304c-109 0-196 42-196 92v664c0 51 87 92 196 92z"><text:p/></draw:path></draw:g><draw:g text:anchor-type="paragraph" draw:z-index="15" draw:name="task-none 16" draw:style-name="gr9"><draw:g draw:style-name="gr10"><draw:polygon draw:style-name="gr79" draw:text-style-name="P19" svg:width="0.1772in" svg:height="0.0724in" svg:x="5.3358in" svg:y="2.0091in" svg:viewBox="0 0 451 185" draw:points="0,185 451,185 451,0 0,0"><text:p/></draw:polygon><draw:line draw:style-name="gr80" draw:text-style-name="P19" svg:x1="5.4236in" svg:y1="2.0272in" svg:x2="5.4236in" svg:y2="2.0634in"><text:p/></draw:line><draw:line draw:style-name="gr81" draw:text-style-name="P19" svg:x1="5.3799in" svg:y1="2.0453in" svg:x2="5.4685in" svg:y2="2.0453in"><text:p/></draw:line></draw:g><draw:path draw:style-name="gr82" draw:text-style-name="P21" svg:width="1.0614in" svg:height="0.3335in" svg:x="4.8937in" svg:y="1.748in" svg:viewBox="0 0 2697 848" svg:d="M196 848h2304c109 0 197-41 197-92v-664c0-50-88-92-197-92h-2304c-109 0-196 42-196 92v664c0 51 87 92 196 92z"><text:p/></draw:path></draw:g><draw:g text:anchor-type="paragraph" draw:z-index="16" draw:name="task-none 17" draw:style-name="gr9"><draw:g draw:style-name="gr10"><draw:polygon draw:style-name="gr75" draw:text-style-name="P19" svg:width="0.1772in" svg:height="0.0724in" svg:x="5.3358in" svg:y="2.4028in" svg:viewBox="0 0 451 185" draw:points="0,185 451,185 451,0 0,0"><text:p/></draw:polygon><draw:line draw:style-name="gr76" draw:text-style-name="P19" svg:x1="5.4236in" svg:y1="2.4209in" svg:x2="5.4236in" svg:y2="2.4571in"><text:p/></draw:line><draw:line draw:style-name="gr77" draw:text-style-name="P19" svg:x1="5.3799in" svg:y1="2.439in" svg:x2="5.4685in" svg:y2="2.439in"><text:p/></draw:line></draw:g><draw:path draw:style-name="gr78" draw:text-style-name="P21" svg:width="1.0614in" svg:height="0.3335in" svg:x="4.8937in" svg:y="2.1417in" svg:viewBox="0 0 2697 848" svg:d="M196 848h2304c109 0 197-41 197-92v-664c0-50-88-92-197-92h-2304c-109 0-196 42-196 92v664c0 51 87 92 196 92z"><text:p/></draw:path></draw:g><draw:g text:anchor-type="paragraph" draw:z-index="17" draw:name="task-none 18" draw:style-name="gr9"><draw:g draw:style-name="gr10"><draw:polygon draw:style-name="gr71" draw:text-style-name="P19" svg:width="0.1772in" svg:height="0.0724in" svg:x="4.1543in" svg:y="1.2213in" svg:viewBox="0 0 451 185" draw:points="0,185 451,185 451,0 0,0"><text:p/></draw:polygon><draw:line draw:style-name="gr72" draw:text-style-name="P19" svg:x1="4.2425in" svg:y1="1.239in" svg:x2="4.2425in" svg:y2="1.2752in"><text:p/></draw:line><draw:line draw:style-name="gr73" draw:text-style-name="P19" svg:x1="4.1992in" svg:y1="1.2579in" svg:x2="4.2878in" svg:y2="1.2579in"><text:p/></draw:line></draw:g><draw:path draw:style-name="gr74" draw:text-style-name="P21" svg:width="1.0614in" svg:height="0.3335in" svg:x="3.7126in" svg:y="0.9606in" svg:viewBox="0 0 2697 848" svg:d="M196 848h2304c109 0 197-41 197-92v-664c0-50-88-92-197-92h-2304c-109 0-196 42-196 92v664c0 51 87 92 196 92z"><text:p/></draw:path></draw:g><draw:g text:anchor-type="paragraph" draw:z-index="18" draw:name="task-none 19" draw:style-name="gr9"><draw:g draw:style-name="gr10"><draw:polygon draw:style-name="gr67" draw:text-style-name="P19" svg:width="0.1772in" svg:height="0.0724in" svg:x="4.1543in" svg:y="1.6154in" svg:viewBox="0 0 451 185" draw:points="0,185 451,185 451,0 0,0"><text:p/></draw:polygon><draw:line draw:style-name="gr68" draw:text-style-name="P19" svg:x1="4.2425in" svg:y1="1.6331in" svg:x2="4.2425in" svg:y2="1.6693in"><text:p/></draw:line><draw:line draw:style-name="gr69" draw:text-style-name="P19" svg:x1="4.1992in" svg:y1="1.6516in" svg:x2="4.2878in" svg:y2="1.6516in"><text:p/></draw:line></draw:g><draw:path draw:style-name="gr70" draw:text-style-name="P21" svg:width="1.0614in" svg:height="0.3335in" svg:x="3.7126in" svg:y="1.3543in" svg:viewBox="0 0 2697 848" svg:d="M196 848h2304c109 0 197-41 197-92v-664c0-50-88-92-197-92h-2304c-109 0-196 42-196 92v664c0 51 87 92 196 92z"><text:p/></draw:path></draw:g><draw:g text:anchor-type="paragraph" draw:z-index="19" draw:name="task-none 20" draw:style-name="gr9"><draw:g draw:style-name="gr10"><draw:polygon draw:style-name="gr63" draw:text-style-name="P19" svg:width="0.1772in" svg:height="0.0724in" svg:x="4.1543in" svg:y="2.0091in" svg:viewBox="0 0 451 185" draw:points="0,185 451,185 451,0 0,0"><text:p/></draw:polygon><draw:line draw:style-name="gr64" draw:text-style-name="P19" svg:x1="4.2425in" svg:y1="2.0272in" svg:x2="4.2425in" svg:y2="2.0634in"><text:p/></draw:line><draw:line draw:style-name="gr65" draw:text-style-name="P19" svg:x1="4.1992in" svg:y1="2.0453in" svg:x2="4.2878in" svg:y2="2.0453in"><text:p/></draw:line></draw:g><draw:path draw:style-name="gr66" draw:text-style-name="P21" svg:width="1.0614in" svg:height="0.3335in" svg:x="3.7126in" svg:y="1.748in" svg:viewBox="0 0 2697 848" svg:d="M196 848h2304c109 0 197-41 197-92v-664c0-50-88-92-197-92h-2304c-109 0-196 42-196 92v664c0 51 87 92 196 92z"><text:p/></draw:path></draw:g><draw:g text:anchor-type="paragraph" draw:z-index="20" draw:name="task-none 21" draw:style-name="gr9"><draw:g draw:style-name="gr10"><draw:polygon draw:style-name="gr59" draw:text-style-name="P19" svg:width="0.1772in" svg:height="0.0724in" svg:x="4.1543in" svg:y="2.4028in" svg:viewBox="0 0 451 185" draw:points="0,185 451,185 451,0 0,0"><text:p/></draw:polygon><draw:line draw:style-name="gr60" draw:text-style-name="P19" svg:x1="4.2425in" svg:y1="2.4209in" svg:x2="4.2425in" svg:y2="2.4571in"><text:p/></draw:line><draw:line draw:style-name="gr61" draw:text-style-name="P19" svg:x1="4.1992in" svg:y1="2.439in" svg:x2="4.2878in" svg:y2="2.439in"><text:p/></draw:line></draw:g><draw:path draw:style-name="gr62" draw:text-style-name="P21" svg:width="1.0614in" svg:height="0.3335in" svg:x="3.7126in" svg:y="2.1417in" svg:viewBox="0 0 2697 848" svg:d="M196 848h2304c109 0 197-41 197-92v-664c0-50-88-92-197-92h-2304c-109 0-196 42-196 92v664c0 51 87 92 196 92z"><text:p/></draw:path></draw:g><draw:g text:anchor-type="paragraph" draw:z-index="21" draw:name="task-none 22" draw:style-name="gr9"><draw:g draw:style-name="gr10"><draw:polygon draw:style-name="gr55" draw:text-style-name="P19" svg:width="0.1772in" svg:height="0.0724in" svg:x="2.9732in" svg:y="1.2213in" svg:viewBox="0 0 451 185" draw:points="0,185 451,185 451,0 0,0"><text:p/></draw:polygon><draw:line draw:style-name="gr56" draw:text-style-name="P19" svg:x1="3.0614in" svg:y1="1.239in" svg:x2="3.0614in" svg:y2="1.2752in"><text:p/></draw:line><draw:line draw:style-name="gr57" draw:text-style-name="P19" svg:x1="3.0173in" svg:y1="1.2579in" svg:x2="3.1059in" svg:y2="1.2579in"><text:p/></draw:line></draw:g><draw:path draw:style-name="gr58" draw:text-style-name="P21" svg:width="1.0614in" svg:height="0.3335in" svg:x="2.5311in" svg:y="0.9606in" svg:viewBox="0 0 2697 848" svg:d="M196 848h2304c109 0 197-41 197-92v-664c0-50-88-92-197-92h-2304c-109 0-196 42-196 92v664c0 51 87 92 196 92z"><text:p/></draw:path></draw:g><draw:g text:anchor-type="paragraph" draw:z-index="22" draw:name="task-none 23" draw:style-name="gr9"><draw:g draw:style-name="gr10"><draw:polygon draw:style-name="gr51" draw:text-style-name="P19" svg:width="0.1772in" svg:height="0.0724in" svg:x="2.9732in" svg:y="1.6154in" svg:viewBox="0 0 451 185" draw:points="0,185 451,185 451,0 0,0"><text:p/></draw:polygon><draw:line draw:style-name="gr52" draw:text-style-name="P19" svg:x1="3.0614in" svg:y1="1.6331in" svg:x2="3.0614in" svg:y2="1.6693in"><text:p/></draw:line><draw:line draw:style-name="gr53" draw:text-style-name="P19" svg:x1="3.0173in" svg:y1="1.6516in" svg:x2="3.1059in" svg:y2="1.6516in"><text:p/></draw:line></draw:g><draw:path draw:style-name="gr54" draw:text-style-name="P21" svg:width="1.0614in" svg:height="0.3335in" svg:x="2.5311in" svg:y="1.3543in" svg:viewBox="0 0 2697 848" svg:d="M196 848h2304c109 0 197-41 197-92v-664c0-50-88-92-197-92h-2304c-109 0-196 42-196 92v664c0 51 87 92 196 92z"><text:p/></draw:path></draw:g><draw:g text:anchor-type="paragraph" draw:z-index="23" draw:name="task-none 24" draw:style-name="gr9"><draw:g draw:style-name="gr10"><draw:polygon draw:style-name="gr47" draw:text-style-name="P19" svg:width="0.1772in" svg:height="0.0724in" svg:x="2.9732in" svg:y="2.0091in" svg:viewBox="0 0 451 185" draw:points="0,185 451,185 451,0 0,0"><text:p/></draw:polygon><draw:line draw:style-name="gr48" draw:text-style-name="P19" svg:x1="3.0614in" svg:y1="2.0272in" svg:x2="3.0614in" svg:y2="2.0634in"><text:p/></draw:line><draw:line draw:style-name="gr49" draw:text-style-name="P19" svg:x1="3.0173in" svg:y1="2.0453in" svg:x2="3.1059in" svg:y2="2.0453in"><text:p/></draw:line></draw:g><draw:path draw:style-name="gr50" draw:text-style-name="P21" svg:width="1.0614in" svg:height="0.3335in" svg:x="2.5311in" svg:y="1.748in" svg:viewBox="0 0 2697 848" svg:d="M196 848h2304c109 0 197-41 197-92v-664c0-50-88-92-197-92h-2304c-109 0-196 42-196 92v664c0 51 87 92 196 92z"><text:p/></draw:path></draw:g><draw:g text:anchor-type="paragraph" draw:z-index="24" draw:name="task-none 25" draw:style-name="gr9"><draw:g draw:style-name="gr10"><draw:polygon draw:style-name="gr43" draw:text-style-name="P19" svg:width="0.1772in" svg:height="0.0724in" svg:x="2.9732in" svg:y="2.4028in" svg:viewBox="0 0 451 185" draw:points="0,185 451,185 451,0 0,0"><text:p/></draw:polygon><draw:line draw:style-name="gr44" draw:text-style-name="P19" svg:x1="3.0614in" svg:y1="2.4209in" svg:x2="3.0614in" svg:y2="2.4571in"><text:p/></draw:line><draw:line draw:style-name="gr45" draw:text-style-name="P19" svg:x1="3.0173in" svg:y1="2.439in" svg:x2="3.1059in" svg:y2="2.439in"><text:p/></draw:line></draw:g><draw:path draw:style-name="gr46" draw:text-style-name="P21" svg:width="1.0614in" svg:height="0.3335in" svg:x="2.5311in" svg:y="2.1417in" svg:viewBox="0 0 2697 848" svg:d="M196 848h2304c109 0 197-41 197-92v-664c0-50-88-92-197-92h-2304c-109 0-196 42-196 92v664c0 51 87 92 196 92z"><text:p text:style-name="P20">Projekt A</text:p></draw:path></draw:g>Dzialanie projektowe </text:p>
      <text:p text:style-name="P11">ograniczone są do danej </text:p>
      <text:p text:style-name="P11">funkcji. Zespołe projektoje </text:p>
      <text:p text:style-name="P11">umieszczne są na </text:p>
      <text:p text:style-name="P11">najniższych sczeblach </text:p>
      <text:p text:style-name="P11">struktury. Występuje tu</text:p>
      <text:p text:style-name="P11">wysoki pożiom spejalizacji.</text:p>
      <text:p text:style-name="P11"><draw:g text:anchor-type="paragraph" draw:z-index="25" draw:name="task-none 26" draw:style-name="gr9"><draw:g draw:style-name="gr10"><draw:polygon draw:style-name="gr39" draw:text-style-name="P19" svg:width="0.1772in" svg:height="0.1232in" svg:x="4.6122in" svg:y="-0.0579in" svg:viewBox="0 0 451 314" draw:points="0,314 451,314 451,0 0,0"><text:p/></draw:polygon><draw:line draw:style-name="gr40" draw:text-style-name="P19" svg:x1="4.7in" svg:y1="-0.0272in" svg:x2="4.7in" svg:y2="0.0346in"><text:p/></draw:line><draw:line draw:style-name="gr41" draw:text-style-name="P19" svg:x1="4.6563in" svg:y1="0.0039in" svg:x2="4.7449in" svg:y2="0.0039in"><text:p/></draw:line></draw:g><draw:path draw:style-name="gr42" draw:text-style-name="P21" svg:width="1.0614in" svg:height="0.5654in" svg:x="4.1701in" svg:y="-0.5in" svg:viewBox="0 0 2697 1437" svg:d="M196 1437h2304c109 0 197-70 197-156v-1124c0-87-88-157-197-157h-2304c-109 0-196 70-196 157v1124c0 86 87 156 196 156z"><text:p text:style-name="P17"><text:span text:style-name="T11">Naczelne </text:span></text:p><text:p text:style-name="P17"><text:span text:style-name="T11">Kierownictwo</text:span></text:p><text:p text:style-name="P17"><text:span text:style-name="T11">Projektu</text:span></text:p></draw:path></draw:g><draw:g text:anchor-type="paragraph" draw:z-index="26" draw:name="task-none 27" draw:style-name="gr9"><draw:g draw:style-name="gr10"><draw:polygon draw:style-name="gr35" draw:text-style-name="P19" svg:width="0.1772in" svg:height="0.1232in" svg:x="2.9732in" svg:y="0.7469in" svg:viewBox="0 0 451 314" draw:points="0,314 451,314 451,0 0,0"><text:p/></draw:polygon><draw:line draw:style-name="gr36" draw:text-style-name="P19" svg:x1="3.0614in" svg:y1="0.7772in" svg:x2="3.0614in" svg:y2="0.839in"><text:p/></draw:line><draw:line draw:style-name="gr37" draw:text-style-name="P19" svg:x1="3.0173in" svg:y1="0.8087in" svg:x2="3.1059in" svg:y2="0.8087in"><text:p/></draw:line></draw:g><draw:path draw:style-name="gr38" draw:text-style-name="P21" svg:width="1.0614in" svg:height="0.5654in" svg:x="2.5311in" svg:y="0.3043in" svg:viewBox="0 0 2697 1437" svg:d="M196 1437h2304c109 0 197-70 197-156v-1124c0-87-88-157-197-157h-2304c-109 0-196 70-196 157v1124c0 86 87 156 196 156z"><text:p text:style-name="P17"><text:span text:style-name="T11">Badanie I </text:span></text:p><text:p text:style-name="P17"><text:span text:style-name="T11">rozwój</text:span></text:p></draw:path></draw:g><draw:g text:anchor-type="paragraph" draw:z-index="27" draw:name="task-none 28" draw:style-name="gr9"><draw:g draw:style-name="gr10"><draw:polygon draw:style-name="gr31" draw:text-style-name="P19" svg:width="0.1772in" svg:height="0.1232in" svg:x="4.1543in" svg:y="0.7469in" svg:viewBox="0 0 451 314" draw:points="0,314 451,314 451,0 0,0"><text:p/></draw:polygon><draw:line draw:style-name="gr32" draw:text-style-name="P19" svg:x1="4.2425in" svg:y1="0.7772in" svg:x2="4.2425in" svg:y2="0.839in"><text:p/></draw:line><draw:line draw:style-name="gr33" draw:text-style-name="P19" svg:x1="4.1992in" svg:y1="0.8087in" svg:x2="4.2878in" svg:y2="0.8087in"><text:p/></draw:line></draw:g><draw:path draw:style-name="gr34" draw:text-style-name="P21" svg:width="1.0614in" svg:height="0.5654in" svg:x="3.7126in" svg:y="0.3043in" svg:viewBox="0 0 2697 1437" svg:d="M196 1437h2304c109 0 197-70 197-156v-1124c0-87-88-157-197-157h-2304c-109 0-196 70-196 157v1124c0 86 87 156 196 156z"><text:p text:style-name="P17"><text:span text:style-name="T11">Zaopatzenie</text:span></text:p></draw:path></draw:g><draw:g text:anchor-type="paragraph" draw:z-index="28" draw:name="task-none 29" draw:style-name="gr9"><draw:g draw:style-name="gr10"><draw:polygon draw:style-name="gr27" draw:text-style-name="P19" svg:width="0.1772in" svg:height="0.1232in" svg:x="5.3358in" svg:y="0.7469in" svg:viewBox="0 0 451 314" draw:points="0,314 451,314 451,0 0,0"><text:p/></draw:polygon><draw:line draw:style-name="gr28" draw:text-style-name="P19" svg:x1="5.4236in" svg:y1="0.7772in" svg:x2="5.4236in" svg:y2="0.839in"><text:p/></draw:line><draw:line draw:style-name="gr29" draw:text-style-name="P19" svg:x1="5.3799in" svg:y1="0.8087in" svg:x2="5.4685in" svg:y2="0.8087in"><text:p/></draw:line></draw:g><draw:path draw:style-name="gr30" draw:text-style-name="P21" svg:width="1.0614in" svg:height="0.5654in" svg:x="4.8937in" svg:y="0.3043in" svg:viewBox="0 0 2697 1437" svg:d="M196 1437h2304c109 0 197-70 197-156v-1124c0-87-88-157-197-157h-2304c-109 0-196 70-196 157v1124c0 86 87 156 196 156z"><text:p text:style-name="P17"><text:span text:style-name="T11">Produkcja</text:span></text:p></draw:path></draw:g><draw:g text:anchor-type="paragraph" draw:z-index="29" draw:name="task-none 30" draw:style-name="gr9"><draw:g draw:style-name="gr10"><draw:polygon draw:style-name="gr23" draw:text-style-name="P19" svg:width="0.1772in" svg:height="0.1232in" svg:x="6.5173in" svg:y="0.7469in" svg:viewBox="0 0 451 314" draw:points="0,314 451,314 451,0 0,0"><text:p/></draw:polygon><draw:line draw:style-name="gr24" draw:text-style-name="P19" svg:x1="6.6055in" svg:y1="0.7772in" svg:x2="6.6055in" svg:y2="0.839in"><text:p/></draw:line><draw:line draw:style-name="gr25" draw:text-style-name="P19" svg:x1="6.5614in" svg:y1="0.8087in" svg:x2="6.65in" svg:y2="0.8087in"><text:p/></draw:line></draw:g><draw:path draw:style-name="gr26" draw:text-style-name="P21" svg:width="1.0614in" svg:height="0.5654in" svg:x="6.0748in" svg:y="0.3043in" svg:viewBox="0 0 2697 1437" svg:d="M196 1437h2304c109 0 197-70 197-156v-1124c0-87-88-157-197-157h-2304c-109 0-196 70-196 157v1124c0 86 87 156 196 156z"><text:p text:style-name="P17"><text:span text:style-name="T11">Zbyt</text:span></text:p></draw:path></draw:g><draw:g text:anchor-type="paragraph" draw:z-index="30" draw:name="task-none 47" draw:style-name="gr9"><draw:g draw:style-name="gr10"><draw:polygon draw:style-name="gr19" draw:text-style-name="P19" svg:width="0.1772in" svg:height="0.0724in" svg:x="1.7917in" svg:y="1.2213in" svg:viewBox="0 0 451 185" draw:points="0,185 451,185 451,0 0,0"><text:p/></draw:polygon><draw:line draw:style-name="gr20" draw:text-style-name="P19" svg:x1="1.8799in" svg:y1="1.239in" svg:x2="1.8799in" svg:y2="1.2752in"><text:p/></draw:line><draw:line draw:style-name="gr21" draw:text-style-name="P19" svg:x1="1.8362in" svg:y1="1.2579in" svg:x2="1.9248in" svg:y2="1.2579in"><text:p/></draw:line></draw:g><draw:path draw:style-name="gr22" draw:text-style-name="P21" svg:width="1.0614in" svg:height="0.3335in" svg:x="1.35in" svg:y="0.9606in" svg:viewBox="0 0 2697 848" svg:d="M196 848h2304c109 0 197-41 197-92v-664c0-50-88-92-197-92h-2304c-109 0-196 42-196 92v664c0 51 87 92 196 92z"><text:p text:style-name="P20"><text:span text:style-name="T11">Projekt A</text:span></text:p></draw:path></draw:g><draw:g text:anchor-type="paragraph" draw:z-index="31" draw:name="task-none 48" draw:style-name="gr9"><draw:g draw:style-name="gr10"><draw:polygon draw:style-name="gr15" draw:text-style-name="P19" svg:width="0.1772in" svg:height="0.0724in" svg:x="1.7917in" svg:y="1.6154in" svg:viewBox="0 0 451 185" draw:points="0,185 451,185 451,0 0,0"><text:p/></draw:polygon><draw:line draw:style-name="gr16" draw:text-style-name="P19" svg:x1="1.8799in" svg:y1="1.6331in" svg:x2="1.8799in" svg:y2="1.6693in"><text:p/></draw:line><draw:line draw:style-name="gr17" draw:text-style-name="P19" svg:x1="1.8362in" svg:y1="1.6516in" svg:x2="1.9248in" svg:y2="1.6516in"><text:p/></draw:line></draw:g><draw:path draw:style-name="gr18" draw:text-style-name="P21" svg:width="1.0614in" svg:height="0.3335in" svg:x="1.35in" svg:y="1.3543in" svg:viewBox="0 0 2697 848" svg:d="M196 848h2304c109 0 197-41 197-92v-664c0-50-88-92-197-92h-2304c-109 0-196 42-196 92v664c0 51 87 92 196 92z"><text:p text:style-name="P20"><text:span text:style-name="T11">Projekt B</text:span></text:p></draw:path></draw:g><draw:g text:anchor-type="paragraph" draw:z-index="32" draw:name="task-none 49" draw:style-name="gr9"><draw:g draw:style-name="gr10"><draw:polygon draw:style-name="gr11" draw:text-style-name="P19" svg:width="0.1772in" svg:height="0.0724in" svg:x="1.7917in" svg:y="2.0091in" svg:viewBox="0 0 451 185" draw:points="0,185 451,185 451,0 0,0"><text:p/></draw:polygon><draw:line draw:style-name="gr12" draw:text-style-name="P19" svg:x1="1.8799in" svg:y1="2.0272in" svg:x2="1.8799in" svg:y2="2.0634in"><text:p/></draw:line><draw:line draw:style-name="gr13" draw:text-style-name="P19" svg:x1="1.8362in" svg:y1="2.0453in" svg:x2="1.9248in" svg:y2="2.0453in"><text:p/></draw:line></draw:g><draw:path draw:style-name="gr14" draw:text-style-name="P21" svg:width="1.0614in" svg:height="0.3335in" svg:x="1.35in" svg:y="1.748in" svg:viewBox="0 0 2697 848" svg:d="M196 848h2304c109 0 197-41 197-92v-664c0-50-88-92-197-92h-2304c-109 0-196 42-196 92v664c0 51 87 92 196 92z"><text:p text:style-name="P20"><text:span text:style-name="T11">Projekt C</text:span></text:p></draw:path></draw:g><draw:line text:anchor-type="paragraph" draw:z-index="33" draw:name="Line 1" draw:style-name="gr2" draw:text-style-name="P13" svg:x1="2.4118in" svg:y1="1.1319in" svg:x2="7.2598in" svg:y2="1.1437in"><text:p/></draw:line><draw:line text:anchor-type="paragraph" draw:z-index="34" draw:name="Line 2" draw:style-name="gr2" draw:text-style-name="P13" svg:x1="2.4118in" svg:y1="1.5256in" svg:x2="7.2598in" svg:y2="1.5374in"><text:p/></draw:line><draw:line text:anchor-type="paragraph" draw:z-index="35" draw:name="Line 3" draw:style-name="gr2" draw:text-style-name="P13" svg:x1="2.4118in" svg:y1="1.5256in" svg:x2="7.2598in" svg:y2="1.5374in"><text:p/></draw:line><draw:line text:anchor-type="paragraph" draw:z-index="36" draw:name="Line 4" draw:style-name="gr2" draw:text-style-name="P13" svg:x1="2.4118in" svg:y1="1.9193in" svg:x2="7.2598in" svg:y2="1.9311in"><text:p/></draw:line><draw:frame text:anchor-type="paragraph" draw:z-index="37" draw:name="Text Frame 1" draw:style-name="gr8" draw:text-style-name="P14" svg:width="0.3157in" svg:height="2.1094in" svg:x="7.3374in" svg:y="0.7571in"><draw:text-box><text:p>K P</text:p><text:p>O R</text:p><text:p>O O</text:p><text:p>R J</text:p><text:p>D E</text:p><text:p>Y K</text:p><text:p>N T</text:p><text:p>C O</text:p><text:p>J <text:s/>W</text:p><text:p>A <text:s/>A</text:p><text:p/></draw:text-box></draw:frame><draw:line text:anchor-type="paragraph" draw:z-index="38" draw:name="Vertical line 1" draw:style-name="gr2" draw:text-style-name="P13" svg:x1="3.0575in" svg:y1="0.8701in" svg:x2="3.0575in" svg:y2="2.4598in"><text:p/></draw:line><draw:line text:anchor-type="paragraph" draw:z-index="39" draw:name="Vertical line 2" draw:style-name="gr2" draw:text-style-name="P13" svg:x1="4.239in" svg:y1="0.8701in" svg:x2="4.239in" svg:y2="2.4598in"><text:p/></draw:line><draw:line text:anchor-type="paragraph" draw:z-index="40" draw:name="Vertical line 3" draw:style-name="gr2" draw:text-style-name="P13" svg:x1="5.4201in" svg:y1="0.8701in" svg:x2="5.4201in" svg:y2="2.4598in"><text:p/></draw:line><draw:line text:anchor-type="paragraph" draw:z-index="41" draw:name="Vertical line 4" draw:style-name="gr2" draw:text-style-name="P13" svg:x1="6.6016in" svg:y1="0.8701in" svg:x2="6.6016in" svg:y2="2.4598in"><text:p/></draw:line><draw:line text:anchor-type="paragraph" draw:z-index="42" draw:name="Line 5" draw:style-name="gr2" draw:text-style-name="P13" svg:x1="6.5043in" svg:y1="0.1146in" svg:x2="2.4752in" svg:y2="0.0902in"><text:p/></draw:line><draw:line text:anchor-type="paragraph" draw:z-index="43" draw:name="Line 6" draw:style-name="gr2" draw:text-style-name="P13" svg:x1="2.4335in" svg:y1="2.7764in" svg:x2="2.4752in" svg:y2="0.0902in"><text:p/></draw:line><draw:frame text:anchor-type="paragraph" draw:z-index="44" draw:name="Text Frame 2" draw:style-name="gr7" draw:text-style-name="P14" svg:width="7.7803in" svg:height="2.1016in" svg:x="-0.3535in" svg:y="2.9626in"><draw:text-box><text:p>Występuje 2 typu kierowników: funkcji (pionu) I projektu</text:p><text:p>Za dobór członków zespołu projektu odpowiada kierownik projektu.</text:p><text:p>Struktura ta jest siłnie komplikowana (?)</text:p><text:p>Występuje dualizm oprawnie decyzyjne, oznacza że <text:span text:style-name="T12">członków zespołu projektu mogą otrzymliwać równoważne polecenia od 2 kierowników</text:span></text:p></draw:text-box></draw:frame><text:soft-page-break/>Struktura macierzowa: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custom-shape text:anchor-type="paragraph" draw:z-index="45" draw:name="Shape 1" draw:style-name="gr6" draw:text-style-name="P18" svg:width="1.6362in" svg:height="1.3823in" svg:x="2.6646in" svg:y="-0.2799in"><text:p text:style-name="P17"><text:span text:style-name="T11">Naczelne </text:span></text:p><text:p text:style-name="P17"><text:span text:style-name="T11">Kierownictwo</text:span></text:p><text:p text:style-name="P17"><text:span text:style-name="T11">Projektu</text:span></text:p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Czysta struktura projektowa:</text:p>
      <text:p text:style-name="P11"><draw:custom-shape text:anchor-type="paragraph" draw:z-index="47" draw:name="Shape 2" draw:style-name="gr5" draw:text-style-name="P16" svg:width="1.3988in" svg:height="0.8039in" svg:x="6.039in" svg:y="1.2925in"><text:p>Kierownictwo </text:p><text:p>Projektu <text:s/>A</text:p><draw:enhanced-geometry svg:viewBox="0 0 21600 21600" draw:type="rectangle" draw:enhanced-path="M 0 0 L 21600 0 21600 21600 0 21600 0 0 Z N"/></draw:custom-shape><draw:custom-shape text:anchor-type="paragraph" draw:z-index="48" draw:name="Shape 3" draw:style-name="gr4" draw:text-style-name="P15" svg:width="0.7815in" svg:height="0.8039in" svg:x="4.9717in" svg:y="3.2181in"><text:p/><draw:enhanced-geometry svg:viewBox="0 0 21600 21600" draw:type="rectangle" draw:enhanced-path="M 0 0 L 21600 0 21600 21600 0 21600 0 0 Z N"/></draw:custom-shape><draw:custom-shape text:anchor-type="paragraph" draw:z-index="49" draw:name="Shape 4" draw:style-name="gr4" draw:text-style-name="P15" svg:width="0.7815in" svg:height="0.8039in" svg:x="5.8902in" svg:y="3.2181in"><text:p/><draw:enhanced-geometry svg:viewBox="0 0 21600 21600" draw:type="rectangle" draw:enhanced-path="M 0 0 L 21600 0 21600 21600 0 21600 0 0 Z N"/></draw:custom-shape><draw:custom-shape text:anchor-type="paragraph" draw:z-index="50" draw:name="Shape 5" draw:style-name="gr4" draw:text-style-name="P15" svg:width="0.7815in" svg:height="0.8039in" svg:x="6.8091in" svg:y="3.2181in"><text:p/><draw:enhanced-geometry svg:viewBox="0 0 21600 21600" draw:type="rectangle" draw:enhanced-path="M 0 0 L 21600 0 21600 21600 0 21600 0 0 Z N"/></draw:custom-shape><draw:line text:anchor-type="paragraph" draw:z-index="51" draw:name="Line 7" draw:style-name="gr2" draw:text-style-name="P13" svg:x1="6.361in" svg:y1="2.1339in" svg:x2="6.3484in" svg:y2="3.2559in"><text:p/></draw:line><draw:line text:anchor-type="paragraph" draw:z-index="52" draw:name="Line 8" draw:style-name="gr2" draw:text-style-name="P13" svg:x1="5.0929in" svg:y1="2.6819in" svg:x2="7.4146in" svg:y2="2.6874in"><text:p/></draw:line><draw:line text:anchor-type="paragraph" draw:z-index="53" draw:name="Line 9" draw:style-name="gr2" draw:text-style-name="P13" svg:x1="7.4201in" svg:y1="3.2563in" svg:x2="7.4146in" svg:y2="2.7256in"><text:p/></draw:line><draw:line text:anchor-type="paragraph" draw:z-index="54" draw:name="Line 10" draw:style-name="gr2" draw:text-style-name="P13" svg:x1="5.0984in" svg:y1="3.2563in" svg:x2="5.0984in" svg:y2="2.6555in"><text:p/></draw:line><draw:frame text:anchor-type="paragraph" draw:z-index="55" draw:name="Text Frame 3" draw:style-name="gr3" draw:text-style-name="P14" svg:width="4.9886in" svg:height="2.435in" svg:x="-0.1984in" svg:y="2.0516in"><draw:text-box><text:p><text:tab/><text:tab/><text:tab/><text:tab/>isnijąca struktura organizacyjna przedsiębiorstwa</text:p><text:p/><text:p>Polega na całkowitym połaczeniu zadań projektowych z isnijącej </text:p><text:p>strukturej organizacyjnej. </text:p><text:p>Struktura bardzo rzadko stosowana z uwzgłedniu na koszty utrzymania. </text:p><text:p>Stosowana w projektach o długim czasie realizacji i/lub zaawansowaniach technilogicznych.</text:p><text:p>Umożliwia bezpośredni nadzór prac projektowych.</text:p></draw:text-box></draw:frame><draw:line text:anchor-type="paragraph" draw:z-index="56" draw:name="Line 11" draw:style-name="gr2" draw:text-style-name="P13" svg:x1="1.5508in" svg:y1="1.072in" svg:x2="7.0925in" svg:y2="1.0366in"><text:p/></draw:line><draw:line text:anchor-type="paragraph" draw:z-index="57" draw:name="Vertical line 5" draw:style-name="gr2" draw:text-style-name="P13" svg:x1="3.4736in" svg:y1="0.8043in" svg:x2="3.4736in" svg:y2="1.0752in"><text:p/></draw:line><draw:line text:anchor-type="paragraph" draw:z-index="58" draw:name="Line 12" draw:style-name="gr2" draw:text-style-name="P13" svg:x1="1.6339in" svg:y1="1.3776in" svg:x2="1.6283in" svg:y2="1.1102in"><text:p/></draw:line><draw:line text:anchor-type="paragraph" draw:z-index="59" draw:name="Line 13" draw:style-name="gr2" draw:text-style-name="P13" svg:x1="2.4217in" svg:y1="1.3591in" svg:x2="2.4161in" svg:y2="1.0917in"><text:p/></draw:line><draw:line text:anchor-type="paragraph" draw:z-index="60" draw:name="Line 14" draw:style-name="gr2" draw:text-style-name="P13" svg:x1="3.8654in" svg:y1="1.3591in" svg:x2="3.8598in" svg:y2="1.0917in"><text:p/></draw:line><draw:line text:anchor-type="paragraph" draw:z-index="61" draw:name="Line 15" draw:style-name="gr2" draw:text-style-name="P13" svg:x1="4.9154in" svg:y1="1.3591in" svg:x2="4.9098in" svg:y2="1.0917in"><text:p/></draw:line><draw:line text:anchor-type="paragraph" draw:z-index="62" draw:name="Line 16" draw:style-name="gr2" draw:text-style-name="P13" svg:x1="7.1091in" svg:y1="1.3217in" svg:x2="7.1035in" svg:y2="1.0543in"><text:p/></draw:line><draw:line text:anchor-type="paragraph" draw:z-index="63" draw:name="Line 17" draw:style-name="gr1" draw:text-style-name="P13" svg:x1="5.8783in" svg:y1="0.0965in" svg:x2="5.8429in" svg:y2="2.5374in"><text:p/></draw:line><draw:frame draw:style-name="fr1" draw:name="Image1" text:anchor-type="char" svg:x="1.0709in" svg:y="1.3398in" svg:width="4.6165in" svg:height="0.5752in" draw:z-index="46"><draw:image xlink:href="Pictures/100000010000022A00000045C847505007A14F0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" svg:font-family="" style:font-family-generic="roman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</office:font-face-decls>
  <office:styles>
    <draw:fill-image draw:name="Bitmap_20_1" draw:display-name="Bitmap 1" xlink:href="Pictures/10000001000000A80000006198E8A5FD7B9F78EF.png" xlink:type="simple" xlink:show="embed" xlink:actuate="onLoad"/>
    <draw:fill-image draw:name="Bitmap_20_4" draw:display-name="Bitmap 4" xlink:href="Pictures/100000010000005E0000006118F0B1B9BF4792F4.png" xlink:type="simple" xlink:show="embed" xlink:actuate="onLoad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043in" draw:dots2="1" draw:dots2-length="0.0043in" draw:distance="0.0043in"/>
    <draw:stroke-dash draw:name="Dot" draw:style="rect" draw:dots1="1" draw:dots1-length="57%" draw:distance="57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08:24:19.616616734</meta:creation-date>
    <dc:date>2023-10-23T09:23:13.704280755</dc:date>
    <meta:editing-duration>PT1H42M45S</meta:editing-duration>
    <meta:editing-cycles>3</meta:editing-cycles>
    <meta:generator>LibreOffice/7.5.7.1$Linux_X86_64 LibreOffice_project/50$Build-1</meta:generator>
    <meta:document-statistic meta:table-count="0" meta:image-count="1" meta:object-count="0" meta:page-count="4" meta:paragraph-count="57" meta:word-count="401" meta:character-count="3269" meta:non-whitespace-character-count="2892"/>
  </office:meta>
</office:document-meta>
</file>